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Minivan Dvorak keymap</text:h>
      <text:p text:style-name="P8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/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0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Tab+LCtl <text:s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----------</text:p>
      <text:p text:style-name="Preformatted_20_Text"><text:span text:style-name="T5">Left+LAlt 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7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7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/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<text:span text:style-name="T18">N</text:span>ot all Unicode characters <text:span text:style-name="T18">are </text:span>supported by this</text:p>
      <text:p text:style-name="P10"><text:s/>editor. <text:span text:style-name="T18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4:54:07.615884847</dc:date>
    <meta:editing-duration>PT2H45M29S</meta:editing-duration>
    <meta:editing-cycles>25</meta:editing-cycles>
    <meta:generator>LibreOffice/6.1.5.2$Linux_X86_64 LibreOffice_project/10$Build-2</meta:generator>
    <meta:print-date>2019-12-15T11:44:51.704474988</meta:print-date>
    <meta:document-statistic meta:table-count="0" meta:image-count="0" meta:object-count="0" meta:page-count="1" meta:paragraph-count="52" meta:word-count="486" meta:character-count="3207" meta:non-whitespace-character-count="2041"/>
  </office:meta>
</office:document-meta>
</file>